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5000002E701FD4C2722AA1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.002cm" svg:y="-2cm" svg:width="21.001cm" svg:height="29.7cm" draw:z-index="0"><draw:image xlink:href="Pictures/1000020100000515000002E701FD4C2722AA18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4:10:54.509268219</meta:creation-date>
    <dc:date>2021-01-01T14:56:18.738483647</dc:date>
    <meta:editing-duration>PT45M28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